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 Mono 10" fo:font-size="14pt" fo:font-weight="bold" officeooo:rsid="00186731" officeooo:paragraph-rsid="0018673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M Mono 10" fo:font-size="12pt" fo:font-weight="bold" officeooo:rsid="00186731" officeooo:paragraph-rsid="0018673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M Mono 10" fo:font-size="11pt" fo:font-weight="normal" officeooo:rsid="00186731" officeooo:paragraph-rsid="00186731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M Mono 10" fo:font-size="11pt" fo:font-weight="normal" officeooo:rsid="00186731" officeooo:paragraph-rsid="001bceb0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style:font-name="LM Mono 10" fo:font-size="12pt" fo:font-weight="bold" officeooo:rsid="001cfcca" officeooo:paragraph-rsid="001cfcc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1.3cm" fo:margin-right="0cm" fo:text-align="center" style:justify-single-word="false" fo:text-indent="0cm" style:auto-text-indent="false"/>
      <style:text-properties style:font-name="LM Mono 10" fo:font-size="11pt" fo:font-weight="normal" officeooo:rsid="00186731" officeooo:paragraph-rsid="001bceb0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M Mono 10" fo:font-size="12pt" fo:font-weight="bold" officeooo:rsid="00186731" officeooo:paragraph-rsid="00186731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M Mono 10" fo:font-size="11pt" fo:font-weight="normal" officeooo:rsid="00186731" officeooo:paragraph-rsid="00186731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M Mono 10" fo:font-size="11pt" fo:font-weight="normal" officeooo:rsid="00186731" officeooo:paragraph-rsid="00186731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M Mono 10" fo:font-size="11pt" fo:font-weight="normal" officeooo:rsid="001b3014" officeooo:paragraph-rsid="001b3014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M Mono 10" fo:font-size="11pt" fo:font-weight="normal" officeooo:rsid="0019ec03" officeooo:paragraph-rsid="0019ec03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M Mono 10" fo:font-size="11pt" fo:font-weight="normal" officeooo:rsid="001bceb0" officeooo:paragraph-rsid="001bceb0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2">
      <style:paragraph-properties fo:text-align="center" style:justify-single-word="false"/>
      <style:text-properties style:font-name="LM Mono 10" fo:font-size="11pt" fo:font-weight="normal" officeooo:rsid="001bceb0" officeooo:paragraph-rsid="001bceb0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M Mono 10" fo:font-size="11pt" fo:language="en" fo:country="US" fo:font-weight="normal" officeooo:rsid="00186731" officeooo:paragraph-rsid="00186731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LM Mono 10" fo:font-size="14pt" officeooo:rsid="00186731" officeooo:paragraph-rsid="00186731" style:font-size-asian="12.25pt" style:font-size-complex="14pt"/>
    </style:style>
    <style:style style:name="P16" style:family="paragraph" style:parent-style-name="Standard">
      <style:text-properties style:font-name="LM Mono 10" fo:font-size="14pt" officeooo:rsid="001ec091" officeooo:paragraph-rsid="001ec091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M Mono 10" fo:font-size="14pt" fo:font-weight="bold" officeooo:rsid="00186731" officeooo:paragraph-rsid="0018673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M Mono 10" fo:font-size="14pt" fo:font-weight="bold" officeooo:rsid="00225924" officeooo:paragraph-rsid="00225924" style:font-size-asian="12.25pt" style:font-weight-asian="bold" style:font-size-complex="14pt" style:font-weight-complex="bold"/>
    </style:style>
    <style:style style:name="P19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style:font-name="LM Mono 10" fo:font-size="11pt" fo:font-weight="normal" officeooo:rsid="001bceb0" officeooo:paragraph-rsid="00186731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style:font-name="LM Mono 10" fo:font-size="11pt" fo:font-weight="normal" officeooo:rsid="001bceb0" officeooo:paragraph-rsid="001bceb0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style:font-name="LM Mono 10" fo:font-size="12pt" fo:font-weight="normal" officeooo:rsid="001cfcca" officeooo:paragraph-rsid="001867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style:font-name="LM Mono 10" fo:font-size="12pt" fo:font-weight="normal" officeooo:rsid="001cfcca" officeooo:paragraph-rsid="001cfcca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left="1.3cm" fo:margin-right="0cm" fo:text-align="start" style:justify-single-word="false" fo:text-indent="0cm" style:auto-text-indent="false"/>
      <style:text-properties style:font-name="LM Mono 10" fo:font-size="12pt" fo:font-weight="normal" officeooo:rsid="001e48f7" officeooo:paragraph-rsid="001e48f7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19ec03"/>
    </style:style>
    <style:style style:name="T3" style:family="text">
      <style:text-properties officeooo:rsid="001b3014"/>
    </style:style>
    <style:style style:name="T4" style:family="text">
      <style:text-properties officeooo:rsid="001bceb0"/>
    </style:style>
    <style:style style:name="T5" style:family="text">
      <style:text-properties officeooo:rsid="001cae6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48f7" style:font-weight-asian="normal" style:font-weight-complex="normal"/>
    </style:style>
    <style:style style:name="T8" style:family="text">
      <style:text-properties officeooo:rsid="001f8c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o desenvolvimento da programação do Quadrotor</text:p>
      <text:p text:style-name="P18">DOCUMENTO INCOMPLETO</text:p>
      <text:p text:style-name="P1">**<text:span text:style-name="T2">PESQUISAR SOBRE GEOMETRY_MSG.MSG**</text:span></text:p>
      <text:list xml:id="list170668365450213435" text:style-name="L1">
        <text:list-item>
          <text:p text:style-name="P7">ROS</text:p>
          <text:p text:style-name="P8"><text:a xlink:type="simple" xlink:href="http://wiki.ros.org/pt">ROS</text:a> é um 'sistema operacional' para robôs, ele contem várias bibliotecas que são feitas para conexão, interação, cálculo, etc, de robôs.</text:p>
          <text:p text:style-name="P8">Dele utilizaremos algumas bibliotecas, sendo a mais notável:</text:p>
          <text:p text:style-name="P8"><text:a xlink:type="simple" xlink:href="http://wiki.ros.org/hector_quadrotor">Hector_Quadrotor</text:a></text:p>
        </text:list-item>
      </text:list>
      <text:p text:style-name="P3"/>
      <text:p text:style-name="P3"><text:tab/></text:p>
      <text:list xml:id="list202861391251152" text:continue-numbering="true" text:style-name="L1">
        <text:list-header>
          <text:p text:style-name="P8">**<text:span text:style-name="T3">ANTES DE ENTRAR A FUNDO NA EXPLICAÇÃO DOS MÒDULOS EXPLICAR O QUE É UM PUBLISHER E O QUE É UM SUBSCRIBER, FALAR DESSA EXTERNALIZAÇÂO DO ROS**</text:span></text:p>
          <text:p text:style-name="P8"/>
          <text:list>
            <text:list-item>
              <text:p text:style-name="P10"><text:a xlink:type="simple" xlink:href="http://wiki.ros.org/hector_quadrotor_teleop">hector_quadrotor_teleop</text:a></text:p>
              <text:p text:style-name="P11">Deste módulo utilizaremos <text:span text:style-name="T3">xbox_controller.launch</text:span> que basicamente inicializa um Publisher chamado /cmd_vel que envia mensagens Twist.</text:p>
            </text:list-item>
            <text:list-item>
              <text:p text:style-name="P10"><text:a xlink:type="simple" xlink:href="http://wiki.ros.org/hector_quadrotor/Tutorials/Quadrotor outdoor flight demo">hector_quadrotor_demo</text:a></text:p>
              <text:p text:style-name="P10">Deste módulo utilizaremos outdoor_flight_gazebo.launch que inicializa vários Publishers com toda funcionalidade do modelo do exemplo, criando então um drone simulado no Rviz **REFERENCIA, DOC**</text:p>
            </text:list-item>
          </text:list>
        </text:list-header>
      </text:list>
      <text:p text:style-name="P4"/>
      <text:p text:style-name="P4"><text:tab/><text:span text:style-name="T4">O funcionamento dessa etapa é a seguinte:</text:span></text:p>
      <text:list xml:id="list2060147249038912663" text:style-name="L2">
        <text:list-header>
          <text:p text:style-name="P12"><text:s text:c="2"/>Os módulos são inicializados utilizando roslaunch, com a seguinte sintaxe</text:p>
          <text:p text:style-name="P12">i.e.: roslaunch hector_quadrotor_demo outdoor_flight_gazebo.launch</text:p>
          <text:p text:style-name="P12"><text:s text:c="2"/>Podemos então pedir uma lista do que foi inicializado através do comando rostopic list, o qual lista todos os Publishers ativos no momento.</text:p>
          <text:p text:style-name="P12">Em seguida podemos utilizar o comando rostopic echo nome_publisher para observar as mensagens enviadas pelo Publisher.</text:p>
          <text:p text:style-name="P13">**INSERIR FOTO**</text:p>
          <text:p text:style-name="P12"/>
        </text:list-header>
      </text:list>
      <text:list xml:id="list202860126096194" text:continue-list="list202861391251152" text:style-name="L1">
        <text:list-item>
          <text:p text:style-name="P7">Módulo <text:span text:style-name="T2">Wi-Fi</text:span></text:p>
          <text:p text:style-name="P7"/>
          <text:p text:style-name="P7"/>
        </text:list-item>
        <text:list-item>
          <text:p text:style-name="P7">Conexão Drone&lt;-&gt;PC</text:p>
          <text:p text:style-name="P8">Para conexão entre computadores foi utilizado uma biblioteca chamada <text:a xlink:type="simple" xlink:href="https://docs.python.org/2/library/socket.html"><text:span text:style-name="T1">socket</text:span></text:a> .</text:p>
          <text:p text:style-name="P8"/>
          <text:p text:style-name="P8">Dela utilizamos alguns métodos:</text:p>
          <text:list>
            <text:list-item>
              <text:p text:style-name="P8">.<text:span text:style-name="T1">connect</text:span>() **<text:span text:style-name="T8">Explicar**</text:span></text:p>
            </text:list-item>
            <text:list-item>
              <text:p text:style-name="P14">.send() **<text:span text:style-name="T8">Explicar</text:span>**</text:p>
            </text:list-item>
            <text:list-item>
              <text:p text:style-name="P8">.<text:span text:style-name="T1">close</text:span>() **<text:span text:style-name="T8">Explicar*</text:span>*</text:p>
              <text:p text:style-name="P8"/>
            </text:list-item>
          </text:list>
        </text:list-item>
      </text:list>
      <text:p text:style-name="P19">O funcionamento dessa etapa é a seguinte:</text:p>
      <text:p text:style-name="P20"><text:s text:c="2"/>Tanto no PC quanto no Drone é aberta uma conexão, sendo ambos os PC e o Drone </text:p>
      <text:p text:style-name="P20">'servidor' e 'cliente'</text:p>
      <text:p text:style-name="P6">**<text:span text:style-name="T4">INSERIR VIDEO?**</text:span></text:p>
      <text:p text:style-name="P3"/>
      <text:p text:style-name="P3"/>
      <text:p text:style-name="P3"><text:soft-page-break/></text:p>
      <text:p text:style-name="P3"/>
      <text:list xml:id="list202901553965923" text:continue-numbering="true" text:style-name="L1">
        <text:list-item>
          <text:p text:style-name="P7">Leitura do controle <text:span text:style-name="T5">remoto</text:span></text:p>
        </text:list-item>
      </text:list>
      <text:p text:style-name="P21"><text:s text:c="2"/>Como mencionado anteriormente a leitura do controle remoto é feita pelo módulo hector_quadrotor_teleop, utilizando os Publishers que ele abre (/cmd_vel) foi feito então um algoritmo que lê os dados e envia do PC para o Drone, de modo que o Drone consegue receber os dados para futuro controle pelo PC.</text:p>
      <text:p text:style-name="P22">O funcionamento dessa etapa é a seguinte:</text:p>
      <text:p text:style-name="P5"><text:span text:style-name="T6"><text:s text:c="2"/></text:span><text:span text:style-name="T7">É inicializada a conexão entre o PC e o Drone, deixamos um Subscriber lendo dados do nó cmd_vel, publicando-o então para o Drone.</text:span></text:p>
      <text:list xml:id="list202901073464609" text:continue-numbering="true" text:style-name="L1">
        <text:list-header>
          <text:p text:style-name="P23">**BASICAMENTE ESCREVI DUAS VEZES A MESMA COISA, DEIXEI PARA DETALHES**</text:p>
        </text:list-header>
      </text:list>
      <text:p text:style-name="P22"/>
      <text:p text:style-name="P2"/>
      <text:list xml:id="list202902056420861" text:continue-numbering="true" text:style-name="L1">
        <text:list-item>
          <text:p text:style-name="P7">Envio do sinal lido</text:p>
        </text:list-item>
        <text:list-item>
          <text:p text:style-name="P7"/>
        </text:list-item>
      </text:list>
      <text:p text:style-name="P15"/>
      <text:p text:style-name="P15"/>
      <text:p text:style-name="P15"/>
      <text:p text:style-name="P15"/>
      <text:p text:style-name="P15"/>
      <text:p text:style-name="P16">Links para referencia de programação</text:p>
      <text:p text:style-name="P16">http://wiki.ros.org/rospy/Tutorials</text:p>
      <text:p text:style-name="P16">http://wiki.ros.org/rospy_tutorials/Tutorials/WritingPublisherSubscri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34:48.666748839</meta:creation-date>
    <dc:date>2015-11-04T20:28:59.921517251</dc:date>
    <meta:editing-duration>PT28M3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342" meta:character-count="2415" meta:non-whitespace-character-count="2109"/>
  </office:meta>
</office:document-meta>
</file>